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8951" officeooo:paragraph-rsid="00028951"/>
    </style:style>
    <style:style style:name="P2" style:family="paragraph" style:parent-style-name="Text_20_body">
      <style:text-properties officeooo:rsid="00028951" officeooo:paragraph-rsid="00028951"/>
    </style:style>
    <style:style style:name="P3" style:family="paragraph" style:parent-style-name="Standard">
      <style:paragraph-properties fo:text-align="center" style:justify-single-word="false"/>
      <style:text-properties officeooo:rsid="00028951" officeooo:paragraph-rsid="00028951"/>
    </style:style>
    <style:style style:name="T1" style:family="text">
      <style:text-properties officeooo:rsid="000421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hier de charge</text:p>
      <text:p text:style-name="P1"/>
      <text:p text:style-name="P2">La première fonctionnalité du système consiste en la création d’une compétition. L’utilisateur doit pouvoir définir une nouvelle compétition en lui attribuant un nom et des paramètres spécifiques, tels que le type de compétition et le nombre de participants.</text:p>
      <text:p text:style-name="Text_20_body">Une fois la compétition créée, il est nécessaire d’ajouter des participants. Ces derniers peuvent être des joueurs individuels ou des équipes. Le système doit enregistrer leurs informations et les intégrer à la compétition en cours.</text:p>
      <text:p text:style-name="Text_20_body">Le système doit également permettre la génération automatique des matchs. En fonction du nombre de participants et du format de la compétition, il doit organiser les rencontres et proposer un planning adapté.</text:p>
      <text:p text:style-name="Text_20_body">Ensuite, <text:span text:style-name="T1">nous avons</text:span> une fonctionnalité d’enregistrement des scores. Chaque match disputé doit être accompagné d’une saisie des résultats, permettant ainsi de conserver une trace des performances des joueurs ou des équipes.</text:p>
      <text:p text:style-name="Text_20_body">Enfin, le calcul du classement doit être automatisé. Sur la base des résultats enregistrés, le système établit un classement dynamique qui reflète la progression des participants dans la compétitio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12:55:52.090518468</meta:creation-date>
    <dc:date>2025-05-27T13:33:57.043998900</dc:date>
    <meta:editing-duration>PT9M24S</meta:editing-duration>
    <meta:editing-cycles>2</meta:editing-cycles>
    <meta:generator>LibreOffice/24.2.7.2$Linux_X86_64 LibreOffice_project/420$Build-2</meta:generator>
    <meta:document-statistic meta:table-count="0" meta:image-count="0" meta:object-count="0" meta:page-count="1" meta:paragraph-count="6" meta:word-count="168" meta:character-count="1135" meta:non-whitespace-character-count="973"/>
  </office:meta>
</office:document-meta>
</file>